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pcfywimcasj0"/><text:bookmark-end text:name="h.pcfywimcasj0"/><text:span text:style-name="T1_1">Tortoise</text:span><text:span text:style-name="T1_2"><text:s/></text:span><text:span text:style-name="T1_3">merge</text:span></text:p>
      <text:p text:style-name="P2"/>
      <text:p text:style-name="P3"><text:span text:style-name="T3_1">Procedure</text:span><text:span text:style-name="T3_2"><text:s/></text:span><text:span text:style-name="T3_3">from</text:span><text:span text:style-name="T3_4"><text:s/></text:span><text:span text:style-name="T3_5">http</text:span><text:span text:style-name="T3_6">://</text:span><text:span text:style-name="T3_7">stackoverflow</text:span><text:span text:style-name="T3_8">.</text:span><text:span text:style-name="T3_9">com</text:span><text:span text:style-name="T3_10">/</text:span><text:span text:style-name="T3_11">a</text:span><text:span text:style-name="T3_12">/1008805</text:span></text:p>
      <text:p text:style-name="P4"/>
      <text:list text:style-name="LS1" xml:id="list0">
        <text:list-item>
          <text:p text:style-name="P5"><text:span text:style-name="T5_1">Switch</text:span><text:span text:style-name="T5_2"><text:s/></text:span><text:span text:style-name="T5_3">your</text:span><text:span text:style-name="T5_4"><text:s/></text:span><text:span text:style-name="T5_5">working</text:span><text:span text:style-name="T5_6"><text:s/></text:span><text:span text:style-name="T5_7">copy</text:span><text:span text:style-name="T5_8"><text:s/></text:span><text:span text:style-name="T5_9">to</text:span><text:span text:style-name="T5_10"><text:s/></text:span><text:span text:style-name="T5_11">the</text:span><text:span text:style-name="T5_12"><text:s/></text:span><text:span text:style-name="T5_13">branch</text:span><text:span text:style-name="T5_14"><text:s/>(</text:span><text:span text:style-name="T5_15">if</text:span><text:span text:style-name="T5_16"><text:s/></text:span><text:span text:style-name="T5_17">it</text:span><text:span text:style-name="T5_18"><text:s/></text:span><text:span text:style-name="T5_19">isn</text:span><text:span text:style-name="T5_20">'</text:span><text:span text:style-name="T5_21">t</text:span><text:span text:style-name="T5_22"><text:s/></text:span><text:span text:style-name="T5_23">already</text:span><text:span text:style-name="T5_24">)</text:span></text:p>
        </text:list-item>
        <text:list-item>
          <text:p text:style-name="P6"><text:span text:style-name="T6_1">Right</text:span><text:span text:style-name="T6_2">-</text:span><text:span text:style-name="T6_3">click</text:span><text:span text:style-name="T6_4"><text:s/></text:span><text:span text:style-name="T6_5">working</text:span><text:span text:style-name="T6_6"><text:s/></text:span><text:span text:style-name="T6_7">copy</text:span><text:span text:style-name="T6_8"><text:s/>:</text:span></text:p>
          <text:list>
            <text:list-item>
              <text:p text:style-name="P7"><text:span text:style-name="T7_1">TortoiseSVN</text:span></text:p>
            </text:list-item>
            <text:list-item>
              <text:p text:style-name="P8"><text:span text:style-name="T8_1">Merge</text:span></text:p>
            </text:list-item>
            <text:list-item>
              <text:p text:style-name="P9"><text:span text:style-name="T9_1">"</text:span><text:span text:style-name="T9_2">Merge</text:span><text:span text:style-name="T9_3"><text:s/></text:span><text:span text:style-name="T9_4">a</text:span><text:span text:style-name="T9_5"><text:s/></text:span><text:span text:style-name="T9_6">range</text:span><text:span text:style-name="T9_7"><text:s/></text:span><text:span text:style-name="T9_8">of</text:span><text:span text:style-name="T9_9"><text:s/></text:span><text:span text:style-name="T9_10">revisions</text:span><text:span text:style-name="T9_11">"</text:span></text:p>
            </text:list-item>
            <text:list-item>
              <text:p text:style-name="P10"><text:span text:style-name="T10_1">Next</text:span></text:p>
            </text:list-item>
            <text:list-item>
              <text:p text:style-name="P11"><text:span text:style-name="T11_1">URL</text:span><text:span text:style-name="T11_2"><text:s/></text:span><text:span text:style-name="T11_3">to</text:span><text:span text:style-name="T11_4"><text:s/></text:span><text:span text:style-name="T11_5">merge</text:span><text:span text:style-name="T11_6"><text:s/></text:span><text:span text:style-name="T11_7">from</text:span><text:span text:style-name="T11_8"><text:s/>=<text:s/></text:span><text:span text:style-name="T11_9">Trunk</text:span></text:p>
            </text:list-item>
            <text:list-item>
              <text:p text:style-name="P12"><text:span text:style-name="T12_1">Next</text:span></text:p>
            </text:list-item>
            <text:list-item>
              <text:p text:style-name="P13"><text:span text:style-name="T13_1">Merge</text:span><text:span text:style-name="T13_2"><text:s/></text:span></text:p>
            </text:list-item>
          </text:list>
        </text:list-item>
        <text:list-item>
          <text:p text:style-name="P14"><text:span text:style-name="T14_1">Switch</text:span><text:span text:style-name="T14_2"><text:s/></text:span><text:span text:style-name="T14_3">working</text:span><text:span text:style-name="T14_4"><text:s/></text:span><text:span text:style-name="T14_5">copy</text:span><text:span text:style-name="T14_6"><text:s/></text:span><text:span text:style-name="T14_7">to</text:span><text:span text:style-name="T14_8"><text:s/></text:span><text:span text:style-name="T14_9">Trunk</text:span><text:span text:style-name="T14_10"><text:s/></text:span></text:p>
        </text:list-item>
        <text:list-item>
          <text:p text:style-name="P15"><text:span text:style-name="T15_1">Right</text:span><text:span text:style-name="T15_2">-</text:span><text:span text:style-name="T15_3">click</text:span><text:span text:style-name="T15_4"><text:s/></text:span><text:span text:style-name="T15_5">working</text:span><text:span text:style-name="T15_6"><text:s/></text:span><text:span text:style-name="T15_7">copy</text:span></text:p>
          <text:list>
            <text:list-item>
              <text:p text:style-name="P16"><text:span text:style-name="T16_1">TortoiseSVN</text:span></text:p>
            </text:list-item>
            <text:list-item>
              <text:p text:style-name="P17"><text:span text:style-name="T17_1">Merge</text:span></text:p>
            </text:list-item>
            <text:list-item>
              <text:p text:style-name="P18"><text:span text:style-name="T18_1">"</text:span><text:span text:style-name="T18_2">Merge</text:span><text:span text:style-name="T18_3"><text:s/></text:span><text:span text:style-name="T18_4">two</text:span><text:span text:style-name="T18_5"><text:s/></text:span><text:span text:style-name="T18_6">different</text:span><text:span text:style-name="T18_7"><text:s/></text:span><text:span text:style-name="T18_8">trees</text:span><text:span text:style-name="T18_9">"</text:span></text:p>
            </text:list-item>
            <text:list-item>
              <text:p text:style-name="P19"><text:span text:style-name="T19_1">Next</text:span><text:span text:style-name="T19_2"><text:s/></text:span></text:p>
            </text:list-item>
            <text:list-item>
              <text:p text:style-name="P20"><text:span text:style-name="T20_1">From</text:span><text:span text:style-name="T20_2">:<text:s/></text:span><text:span text:style-name="T20_3">Trunk</text:span><text:span text:style-name="T20_4"><text:s/>(</text:span><text:span text:style-name="T20_5">use</text:span><text:span text:style-name="T20_6"><text:s/></text:span><text:span text:style-name="T20_7">HEAD</text:span><text:span text:style-name="T20_8"><text:s/></text:span><text:span text:style-name="T20_9">revision</text:span><text:span text:style-name="T20_10">)<text:s/></text:span><text:span text:style-name="T20_11">To</text:span><text:span text:style-name="T20_12">:<text:s/></text:span><text:span text:style-name="T20_13">Branch</text:span><text:span text:style-name="T20_14"><text:s/>(</text:span><text:span text:style-name="T20_15">use</text:span><text:span text:style-name="T20_16"><text:s/></text:span><text:span text:style-name="T20_17">HEAD</text:span><text:span text:style-name="T20_18"><text:s/></text:span><text:span text:style-name="T20_19">revision</text:span><text:span text:style-name="T20_20">)</text:span></text:p>
            </text:list-item>
            <text:list-item>
              <text:p text:style-name="P21"><text:span text:style-name="T21_1">Click</text:span><text:span text:style-name="T21_2"><text:s/></text:span><text:span text:style-name="T21_3">Next</text:span></text:p>
            </text:list-item>
            <text:list-item>
              <text:p text:style-name="P22"><text:span text:style-name="T22_1">Merge</text:span><text:span text:style-name="T22_2">.</text:span></text:p>
            </text:list-item>
          </text:list>
        </text:list-item>
        <text:list-item>
          <text:p text:style-name="P23"><text:span text:style-name="T23_1">Commit</text:span><text:span text:style-name="T23_2"><text:s/></text:span><text:span text:style-name="T23_3">your</text:span><text:span text:style-name="T23_4"><text:s/></text:span><text:span text:style-name="T23_5">working</text:span><text:span text:style-name="T23_6"><text:s/></text:span><text:span text:style-name="T23_7">copy</text:span><text:span text:style-name="T23_8">.<text:s/></text:span><text:span text:style-name="T23_9">DONE</text:span></text:p>
        </text:list-item>
      </text:list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background-color="#93c47d"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background-color="#a4c2f4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background-color="#ead1dc" fo:color="#434343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fo:keep-with-next="always" fo:keep-together="always" style:writing-mode="lr-tb"/>
      <style:text-properties fo:background-color="#d5a6bd"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